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94cm" svg:height="13.049cm" svg:x="0cm" svg:y="1.556cm">
          <draw:text-box>
            <text:p>Upon login: </text:p>
            <text:p><text:tab/><text:tab/>0. Delete old timers </text:p>
            <text:p><text:tab/><text:tab/>1. Refresh all data from server</text:p>
            <text:p><text:tab/><text:tab/>2. Create new timers</text:p>
            <text:p/>
            <text:p text:style-name="P1">Upon action, e.g. placeBuilding(): <text:tab/></text:p>
            <text:p text:style-name="P1"><text:tab/><text:tab/>0. Set start &amp; end time in Database Table</text:p>
            <text:p text:style-name="P1"><text:tab/><text:tab/>1. Create a local timer</text:p>
            <text:p><text:tab/><text:tab/>(2. Update Local ResourceFunction)</text:p>
            <text:p><text:line-break/>While logged in (We have the same data as the server now!)<text:line-break/><text:tab/>- evaluate timers</text:p>
            <text:p><text:tab/>- if timer.done(); refresh <text:tab/><text:tab/>REMEMBER: There’s a copy of all actions in the database</text:p>
            <text:p><text:tab/><text:line-break/>Every 15min: Reavulate with server (Important for attacks)<text:line-break/><text:line-break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7.94cm" svg:height="13.049cm" svg:x="0cm" svg:y="1.556cm">
          <draw:text-box>
            <text:p>Upon login: </text:p>
            <text:p><text:span text:style-name="T1"><text:tab/></text:span><text:span text:style-name="T1"><text:tab/></text:span><text:span text:style-name="T1">0. </text:span>Evaluate resource amount </text:p>
            <text:p><text:tab/><text:tab/>1. create local Resource Function</text:p>
            <text:p/>
            <text:p text:style-name="P1">Upon action, e.g. getResources(): <text:tab/></text:p>
            <text:p text:style-name="P1"><text:tab/><text:tab/>0. Evaluate resource amount</text:p>
            <text:p><text:tab/><text:tab/>1. Update local Resource Function<text:line-break/><text:line-break/>While logged in (We have the same data as the server now!)<text:line-break/><text:tab/>- Update local resourceFunction</text:p>
            <text:p><text:tab/><text:line-break/>Every 15min: Reavulate with server (Important for attacks)<text:line-break/><text:line-break/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8:30:21.298731805</meta:creation-date>
    <dc:date>2024-03-24T18:45:58.413221993</dc:date>
    <meta:editing-duration>PT4M23S</meta:editing-duration>
    <meta:editing-cycles>1</meta:editing-cycles>
    <meta:document-statistic meta:object-count="27"/>
    <meta:generator>LibreOffice/24.2.1.2$Linux_X86_64 LibreOffice_project/420$Build-2</meta:generator>
  </office:meta>
</office:document-meta>
</file>